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me:</text:p>
      <text:p text:style-name="Standard"/>
      <text:p text:style-name="Standard">router.tar.gz <text:s/>- source code of the program.</text:p>
      <text:p text:style-name="Standard">asg2_no_nat.log - log file of run_mininet.sh by linux command script, nat option is off</text:p>
      <text:p text:style-name="Standard">asg2_nat.log – log file of run_mininet.sh by linux command script, nat option is on</text:p>
      <text:p text:style-name="Standard"/>
      <text:p text:style-name="Standard">-I INTEGER -- ICMP query timeout interval in seconds (default to 60)</text:p>
      <text:p text:style-name="Standard"/>
      <text:p text:style-name="Standard">Each ICMP is processed, the corresponding entry's time stamp in NAT table will get update.</text:p>
      <text:p text:style-name="Standard">The thread periodically check the ICMP entry in NAT table times tamp, if it time out, then delete this entry.</text:p>
      <text:p text:style-name="Standard"/>
      <text:p text:style-name="Standard">-E INTEGER -- TCP Established Idle Timeout in seconds (default to 7440)</text:p>
      <text:p text:style-name="Standard">-R INTEGER -- TCP Transitory Idle Timeout in seconds (default to 300)</text:p>
      <text:p text:style-name="Standard"/>
      <text:p text:style-name="Standard">Each SYN or FIN, corresponding entry's connection's time stamp will be update to current time + <text:s/>TCP Established Idle Timeout,</text:p>
      <text:p text:style-name="Standard">Each other <text:s/>corresponding entry's connection's time stamp will be update to current time + <text:s text:c="2"/>TCP Transitory Idle Timeout.</text:p>
      <text:p text:style-name="Standard">Each FIN ACK, <text:s/>corresponding entry's connection will be deleted.</text:p>
      <text:p text:style-name="Standard">The thread periodically check the time stamp of each TCP entry in the NAT table, if time out, delete the <text:s/>corresponding connection, if the TCP mapping entry doesn't have any connection, delete the mapping entry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</meta:initial-creator>
    <meta:creation-date>2013-10-25T12:51:28</meta:creation-date>
    <dc:date>2013-11-29T00:58:04</dc:date>
    <dc:creator>bart </dc:creator>
    <meta:editing-duration>PT10M51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89" meta:character-count="1153" meta:non-whitespace-character-count="967"/>
  </office:meta>
</office:document-meta>
</file>